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font-name="Arial" fo:font-size="9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Organisation" form:control-implementation="ooo:com.sun.star.form.component.TextField" xml:id="control1" form:id="control1" form:max-length="100" form:current-value="VORNAME NAME" form:value="VORNAME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mer" form:control-implementation="ooo:com.sun.star.form.component.TextField" xml:id="control2" form:id="control2" form:current-value="GEB-DAT, GEB-ORT" form:value="GEB-DAT, GEB-OR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um" form:control-implementation="ooo:com.sun.star.form.component.TextField" xml:id="control3" form:id="control3" form:current-value="DATUM" form:value="DATU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mer" form:control-implementation="ooo:com.sun.star.form.component.TextField" xml:id="control4" form:id="control4" form:current-value="GRADNAME" form:value="GRAD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mer" form:control-implementation="ooo:com.sun.star.form.component.TextField" xml:id="control5" form:id="control5" form:current-value="HOCHSCHULE" form:value="HOCHSCHUL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current-value="GRAD-NR" form:value="GRAD-N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um" form:control-implementation="ooo:com.sun.star.form.component.TextField" xml:id="control7" form:id="control7" form:current-value="VALIDATION URL" form:value="VALIDATION UR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name="Organisation" draw:style-name="gr1" draw:text-style-name="P2" svg:width="11.881cm" svg:height="1.001cm" svg:x="4.651cm" svg:y="13.107cm" draw:control="control1"><svg:title>Organisation</svg:title></draw:control><draw:control text:anchor-type="paragraph" draw:z-index="1" draw:name="Nummer" draw:style-name="gr1" draw:text-style-name="P2" svg:width="12.082cm" svg:height="1.001cm" svg:x="4.45cm" svg:y="15.159cm" draw:control="control2"><svg:title>Nummer</svg:title></draw:control><draw:control text:anchor-type="paragraph" draw:z-index="2" draw:name="Datum" draw:style-name="gr1" draw:text-style-name="P2" svg:width="7.781cm" svg:height="1.001cm" svg:x="6.553cm" svg:y="23.019cm" draw:control="control3"><svg:title>Datum</svg:title></draw:control><draw:control text:anchor-type="paragraph" draw:z-index="3" draw:name="Nummer" draw:style-name="gr1" draw:text-style-name="P2" svg:width="12.082cm" svg:height="1.001cm" svg:x="4.45cm" svg:y="17.159cm" draw:control="control4"><svg:title>Nummer</svg:title></draw:control><draw:control text:anchor-type="paragraph" draw:z-index="4" draw:name="Nummer" draw:style-name="gr1" draw:text-style-name="P2" svg:width="12.082cm" svg:height="1.001cm" svg:x="4.45cm" svg:y="19.159cm" draw:control="control5"><svg:title>Nummer</svg:title></draw:control><draw:control text:anchor-type="paragraph" draw:z-index="5" draw:name="Nummer" draw:style-name="gr1" draw:text-style-name="P2" svg:width="12.082cm" svg:height="1.001cm" svg:x="4.45cm" svg:y="21.16cm" draw:control="control6"><svg:title>Nummer</svg:title></draw:control><draw:control text:anchor-type="paragraph" draw:z-index="6" draw:name="Datum" draw:style-name="gr1" draw:text-style-name="P3" svg:width="7.781cm" svg:height="0.518cm" svg:x="6.553cm" svg:y="28.258cm" draw:control="control7"><svg:title>Datum</svg:title></draw:control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ko Kämpf</meta:initial-creator>
    <meta:creation-date>2015-05-07T20:04:16</meta:creation-date>
    <dc:date>2016-08-14T18:04:33</dc:date>
    <dc:creator>Mirko Kämpf</dc:creator>
    <meta:editing-duration>PT41M44S</meta:editing-duration>
    <meta:editing-cycles>14</meta:editing-cycles>
    <meta:generator>OpenOffice/4.1.0$Unix OpenOffice.org_project/410m18$Build-9764</meta:generator>
    <meta:document-statistic meta:table-count="0" meta:image-count="0" meta:object-count="0" meta:page-count="1" meta:paragraph-count="0" meta:word-count="0" meta:character-count="0"/>
  </office:meta>
</office:document-meta>
</file>